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1" fo:font-size="8pt" fo:font-style="normal" fo:text-shadow="none" style:text-underline-style="none" fo:font-weight="bold" style:text-underline-mode="continuous" style:text-line-through-mode="continuous" style:font-name-asian="Arial Unicode MS" style:font-size-asian="6.80000019073486pt" style:font-style-asian="normal" style:font-weight-asian="bold" style:font-name-complex="Tahoma" style:font-size-complex="8pt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12pt" style:language-complex="zxx" style:country-complex="none" style:font-style-complex="italic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position="0% 100%" style:font-name="Times New Roman" fo:font-size="12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7" table:default-cell-style-name="ce5"/>
        <table:table-column table:style-name="co1" table:default-cell-style-name="ce7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3" office:value-type="string">
            <text:p>Философы от <text:s/>времени</text:p>
          </table:table-cell>
          <table:table-cell table:style-name="ce3" office:value-type="string">
            <text:p>Материалисты</text:p>
          </table:table-cell>
          <table:table-cell table:style-name="ce3" office:value-type="string">
            <text:p>Философы от биологии</text:p>
          </table:table-cell>
          <table:table-cell table:style-name="ce3" office:value-type="string">
            <text:p>Социальные философы</text:p>
          </table:table-cell>
          <table:table-cell table:style-name="ce6" office:value-type="string">
            <text:p>Идеологи, <text:s/>философы- идеалисты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рода географии, топология</text:span></text:p>
          </table:table-cell>
          <table:table-cell office:value-type="string">
            <text:p>Пространства, меняющиеся во времени <text:s text:c="11"/><text:span text:style-name="T4">меры, единицы измерения</text:span></text:p>
          </table:table-cell>
          <table:table-cell office:value-type="string">
            <text:p>Материальные пространства <text:s text:c="2"/><text:span text:style-name="T2">размеры и форма материальных объектов,</text:span></text:p>
            <text:p><text:span text:style-name="T3">расстояния между материальными объектами</text:span><text:span text:style-name="T5">, </text:span></text:p>
          </table:table-cell>
          <table:table-cell office:value-type="string">
            <text:p>Биологические пространства <text:s text:c="2"/><text:span text:style-name="T2">размеры и форма биологических объектов.расстояния между биологическими объектам,</text:span></text:p>
          </table:table-cell>
          <table:table-cell office:value-type="string">
            <text:p>Социальные пространства <text:span text:style-name="T2">размеры и форма объектов социальной реальности, расстояния между ними, пути сообщения <text:s/></text:span></text:p>
          </table:table-cell>
          <table:table-cell office:value-type="string">
            <text:p>Идеальные пространства <text:span text:style-name="T2">места поклонения, <text:s text:c="2"/>сакральные <text:s/>и ритуальные <text:s/>пространства 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Время</text:p>
          </table:table-cell>
          <table:table-cell office:value-type="string">
            <text:p>Локальное время</text:p>
          </table:table-cell>
          <table:table-cell table:style-name="ce3" office:value-type="string">
            <text:p>Философия времени <text:s/><text:span text:style-name="T1">хронология, хронометрия, естественная и социальная истории</text:span></text:p>
          </table:table-cell>
          <table:table-cell office:value-type="string">
            <text:p>Материализованное время <text:s text:c="7"/><text:span text:style-name="T2">возраст материальных объектов, часы как материализованное время, </text:span></text:p>
            <text:p><text:span text:style-name="T3">Разметка времени через изменение материальных объектов</text:span></text:p>
          </table:table-cell>
          <table:table-cell office:value-type="string">
            <text:p>Биологическое время <text:s text:c="10"/><text:span text:style-name="T2">возраст биологических объектов, биологические часы, биоритмы</text:span></text:p>
            <text:p><text:span text:style-name="T2">поколения, время жизни, возрасты жизни.</text:span></text:p>
            <text:p><text:span text:style-name="T3">Биологические — геологические эпохи <text:s/>как разметка времен</text:span></text:p>
          </table:table-cell>
          <table:table-cell office:value-type="string">
            <text:p>Социальное время <text:s/><text:span text:style-name="T6">в</text:span><text:span text:style-name="T2">озраст социальных объектов, линейное время - календарное, циклическое время — времена года,</text:span></text:p>
            <text:p><text:span text:style-name="T3">поколения, формации, события и происшествия как разметка времени (до войны и после войны). Сутки, недели, месяцы, годы, столетия</text:span></text:p>
          </table:table-cell>
          <table:table-cell office:value-type="string">
            <text:p>Идеальное (сакральное) время <text:span text:style-name="T2">Исторические и культурные даты, праздники, <text:s/>юбилеи и годовщины как разметка времени</text:span><text:span text:style-name="T6">. <text:s/>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Материальная реальность</text:p>
          </table:table-cell>
          <table:table-cell office:value-type="string">
            <text:p>Распределенная в пространстве материальная реальность <text:span text:style-name="T2">материки, атмосфера, океаны, острова, горы, пустыни , рельеф, и прочее. </text:span></text:p>
            <text:p><text:span text:style-name="T3">интерьер и экстерьер,</text:span></text:p>
            <text:p><text:span text:style-name="T3">вещи в широком смысле</text:span></text:p>
          </table:table-cell>
          <table:table-cell office:value-type="string">
            <text:p>Существующая во времени материальная реальность <text:span text:style-name="T2">изменяющиеся со временем материальные реальности, рождающиеся материальные реальности</text:span></text:p>
          </table:table-cell>
          <table:table-cell table:style-name="ce3" office:value-type="string">
            <text:p>Материалистическая философия <text:span text:style-name="T1">механика, физика, химия, материаловедение и прочие</text:span></text:p>
          </table:table-cell>
          <table:table-cell office:value-type="string">
            <text:p>Биологическая материальная реальность <text:s text:c="3"/><text:span text:style-name="T2">почвы, вода, воздух минеральное сырье — как результат биологических процессов, организмы, тела биологических объектов. </text:span></text:p>
          </table:table-cell>
          <table:table-cell office:value-type="string">
            <text:p>Социальная материальная реальность <text:s/><text:span text:style-name="T2">конструкции, <text:s/>здания и сооружения, дороги . Машины, Механизмы, инструменты и приспособления, инфраструктура (ее материальная основа)</text:span></text:p>
          </table:table-cell>
          <table:table-cell office:value-type="string">
            <text:p>Идеальная материальная реальность <text:span text:style-name="T2">символические материальные реальности, государственные символы, <text:s/>драгоценности, памятники,</text:span></text:p>
            <text:p><text:span text:style-name="T2">идеологизированные вещества и вещи, ювелирные изделия 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иологическая реальность</text:p>
          </table:table-cell>
          <table:table-cell office:value-type="string">
            <text:p>Распределенные в пространстве биологические реальности <text:span text:style-name="T2">биосфера, биоценозы, пространственное воплощение жизни, <text:s/>Экосистемы, биологическое пространственное разнообразие</text:span></text:p>
          </table:table-cell>
          <table:table-cell office:value-type="string">
            <text:p>Существующие во времени биологические реальности <text:s text:c="3"/><text:span text:style-name="T2">циклы жизни, сукцессии, пищевые цепи, метаморфизм, <text:s/>рост, развитие, размножение, умирание, палеонтологическая история</text:span></text:p>
          </table:table-cell>
          <table:table-cell office:value-type="string">
            <text:p>Материализованные биологические реальности <text:span text:style-name="T2">Материальное <text:s/>воплощение биологических объектов, их формы — тела (стволы, туши и прочее), месторождения. Лес, почва, пустыня и прочее</text:span></text:p>
          </table:table-cell>
          <table:table-cell table:style-name="ce3" office:value-type="string">
            <text:p>Философия биологии <text:span text:style-name="T1">зоология, ботаника, микробиология, генетика, физиология, психология</text:span></text:p>
          </table:table-cell>
          <table:table-cell office:value-type="string">
            <text:p>Социализованные биологические реальности <text:s text:c="9"/><text:span text:style-name="T2">еда и питание, сон, <text:s/>пищевые и прочие зависимости, отправление естественных потребностей, Медицина, <text:s/>здоровье и болезни. </text:span></text:p>
          </table:table-cell>
          <table:table-cell office:value-type="string">
            <text:p>Идеализированные (сакрализованные) биологические реальности <text:span text:style-name="T2">полезные и вредные биологические реальности, <text:s/>охраняемые и исчезающие формы жизни.</text:span></text:p>
            <text:p><text:span text:style-name="T7"/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Социальная реальность</text:p>
          </table:table-cell>
          <table:table-cell office:value-type="string">
            <text:p>Распределенная в пространстве социальная реальность <text:s text:c="2"/><text:span text:style-name="T2">страны, <text:s/>поселения, <text:s text:c="2"/>социальные границы</text:span></text:p>
          </table:table-cell>
          <table:table-cell office:value-type="string">
            <text:p>Существующая во времени социальная реальность <text:span text:style-name="T2">события и происшествия, изменяющаяся во времени социальная реальность</text:span></text:p>
          </table:table-cell>
          <table:table-cell office:value-type="string">
            <text:p>Материализованная социальная реальность <text:s text:c="2"/><text:span text:style-name="T2">уровень жизни и потребление</text:span></text:p>
          </table:table-cell>
          <table:table-cell office:value-type="string">
            <text:p>Биологизированная социальная реальность <text:s text:c="2"/><text:span text:style-name="T2">Семья, род, племя, этнос, <text:s/>жизненный цикл, смерть. Образование, воспитание, социализация.</text:span></text:p>
          </table:table-cell>
          <table:table-cell table:style-name="ce3" office:value-type="string">
            <text:p>Социальная философия <text:span text:style-name="T1">социологии, антропология</text:span></text:p>
          </table:table-cell>
          <table:table-cell office:value-type="string">
            <text:p>Идеализированная (сакрализованные) социальная реальность <text:span text:style-name="T2">конфессии, субкультуры, идеологизированные <text:s/>группы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Идеально-ценностная реальность</text:p>
          </table:table-cell>
          <table:table-cell office:value-type="string">
            <text:p>Идеи и ценности пространства <text:span text:style-name="T4">изобразительное искусство, фоторафия, ценности пространства</text:span></text:p>
          </table:table-cell>
          <table:table-cell office:value-type="string">
            <text:p>Идеи времен, дух времени и ценности времени <text:s text:c="3"/><text:span text:style-name="T4">ритм, музыка</text:span></text:p>
          </table:table-cell>
          <table:table-cell office:value-type="string">
            <text:p>Материалистические идеи и ценности <text:span text:style-name="T2">Идеи материальной культуры в широком смысле, </text:span></text:p>
            <text:p><text:span text:style-name="T2">идеи вещей, материальные ценности,ценности производства. </text:span><text:span text:style-name="T3">Понятия о нормах потребления и его ценностях. Потребительская мораль</text:span></text:p>
          </table:table-cell>
          <table:table-cell office:value-type="string">
            <text:p>Биологические идеи и ценности</text:p>
            <text:p><text:span text:style-name="T2">идеи биологических потребностей, <text:s text:c="2"/>идеологизированные запреты и ограничения на питание, <text:s/>идеи здоровья и болезни, з Ценность жизни. Биологическая этика</text:span></text:p>
          </table:table-cell>
          <table:table-cell office:value-type="string">
            <text:p>Социальные идеи и ценности <text:span text:style-name="T4">социальные нормы, социальная этика</text:span></text:p>
          </table:table-cell>
          <table:table-cell table:style-name="ce3" office:value-type="string">
            <text:p>Идеалистическая философия <text:span text:style-name="T8">литературная и художественная критики, искусствознание</text:span></text:p>
          </table:table-cell>
          <table:table-cell table:number-columns-repeated="242"/>
        </table:table-row>
        <table:table-row table:style-name="ro1" table:number-rows-repeated="65528">
          <table:table-cell table:number-columns-repeated="249"/>
        </table:table-row>
        <table:table-row table:style-name="ro1"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2:43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33:37</meta:creation-date>
    <dc:creator>simon kordonsky</dc:creator>
    <dc:date>2009-08-23T12:43:23</dc:date>
    <dc:language>ru-RU</dc:language>
    <meta:editing-cycles>2</meta:editing-cycles>
    <meta:editing-duration>PT2M51S</meta:editing-duration>
    <meta:document-statistic meta:table-count="1" meta:cell-count="49" meta:object-count="0"/>
    <meta:user-defined meta:name="Info 1"/>
    <meta:user-defined meta:name="Info 2"/>
    <meta:user-defined meta:name="Info 3"/>
    <meta:user-defined meta:name="Info 4"/>
  </office:meta>
</office:document-meta>
</file>